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Item Total</text:p>
          </table:table-cell>
        </table:table-row>
        <table:table-row table:style-name="ro1">
          <table:table-cell office:value-type="string" calcext:value-type="string">
            <text:p>Display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CPU 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Buttons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Piezo speaker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Vero board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Boost conv.</text:p>
          </table:table-cell>
          <table:table-cell table:formula="of:=2.33/5"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Lanyard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3.5mm socket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TSSOP breakout 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On/Off sw</text:p>
          </table:table-cell>
          <table:table-cell table:formula="of:=0.62/50" office:value-type="float" office:value="0.0124" calcext:value-type="float">
            <text:p>0.0124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AA Battery holder</text:p>
          </table:table-cell>
          <table:table-cell table:formula="of:=0.42/10"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0.042" calcext:value-type="float">
            <text:p>0.0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2"/>
          <table:table-cell table:style-name="ce1" table:formula="of:=SUM([.D4:.D14])" office:value-type="float" office:value="4.6604" calcext:value-type="float">
            <text:p>4.66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14:57:02.141522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6:46:43.648329931</meta:creation-date>
    <dc:date>2019-05-02T15:07:39.588413937</dc:date>
    <meta:editing-duration>PT10M45S</meta:editing-duration>
    <meta:editing-cycles>2</meta:editing-cycles>
    <meta:generator>LibreOffice/6.2.2.2$Linux_X86_64 LibreOffice_project/20$Build-2</meta:generator>
    <meta:document-statistic meta:table-count="1" meta:cell-count="50" meta:object-count="0"/>
  </office:meta>
</office:document-meta>
</file>